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jerba simplified" svg:font-family="'Djerba simplified'" style:font-charset="x-symbol"/>
    <style:font-face style:name="Djerba simplified1" svg:font-family="'Djerba simplified'" style:font-pitch="variable" style:font-charset="x-symbol"/>
    <style:font-face style:name="ArabicKufiSSK1" svg:font-family="ArabicKufiSSK"/>
    <style:font-face style:name="Andale Mono" svg:font-family="'Andale Mono'" style:font-pitch="fixed"/>
    <style:font-face style:name="ArabicKufiSSK" svg:font-family="ArabicKufiSSK" style:font-pitch="variable"/>
    <style:font-face style:name="ArabicZibaSSK" svg:font-family="ArabicZibaSSK" style:font-pitch="variable"/>
    <style:font-face style:name="cmex10" svg:font-family="cmex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text-properties fo:font-size="36pt" style:font-size-asian="36pt" style:font-name-complex="Times New Roman" style:font-size-complex="36pt"/>
    </style:style>
    <style:style style:name="P3" style:family="paragraph" style:parent-style-name="Standard">
      <style:text-properties style:font-name="ArabicZibaSSK" fo:font-size="36pt" style:font-size-asian="36pt" style:font-size-complex="36pt"/>
    </style:style>
    <style:style style:name="P4" style:family="paragraph" style:parent-style-name="Standard">
      <style:text-properties style:font-name="Djerba simplified1" fo:font-size="36pt" style:font-size-asian="36pt" style:font-size-complex="36pt"/>
    </style:style>
    <style:style style:name="T1" style:family="text">
      <style:text-properties style:font-name="ArabicKufiSSK"/>
    </style:style>
    <style:style style:name="T2" style:family="text">
      <style:text-properties style:font-name="ArabicKufiSSK1"/>
    </style:style>
    <style:style style:name="T3" style:family="text">
      <style:text-properties style:font-name="Djerba simplified" style:font-name-asian="Djerba simplified" style:font-name-complex="Djerba simplifi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العربية</text:p>
      <text:p text:style-name="P2">العربية</text:p>
      <text:p text:style-name="P1"><text:span text:style-name="T2">ÒÎ</text:span><text:span text:style-name="T1">Ij</text:span><text:span text:style-name="T2">¨»</text:span><text:span text:style-name="T1">A</text:span></text:p>
      <text:p text:style-name="P3">ÒÎIj¨»A</text:p>
      <text:p text:style-name="P4">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jerba simplified" svg:font-family="'Djerba simplified'" style:font-charset="x-symbol"/>
    <style:font-face style:name="Djerba simplified1" svg:font-family="'Djerba simplified'" style:font-pitch="variable" style:font-charset="x-symbol"/>
    <style:font-face style:name="ArabicKufiSSK1" svg:font-family="ArabicKufiSSK"/>
    <style:font-face style:name="Andale Mono" svg:font-family="'Andale Mono'" style:font-pitch="fixed"/>
    <style:font-face style:name="ArabicKufiSSK" svg:font-family="ArabicKufiSSK" style:font-pitch="variable"/>
    <style:font-face style:name="ArabicZibaSSK" svg:font-family="ArabicZibaSSK" style:font-pitch="variable"/>
    <style:font-face style:name="cmex10" svg:font-family="cmex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yan </meta:initial-creator>
    <meta:creation-date>2010-05-16T22:09:46</meta:creation-date>
    <meta:document-statistic meta:table-count="0" meta:image-count="0" meta:object-count="0" meta:page-count="1" meta:paragraph-count="5" meta:word-count="11" meta:character-count="35"/>
    <dc:date>2010-05-16T23:02:03</dc:date>
    <dc:creator>Bryan </dc:creator>
    <meta:editing-duration>PT00H21M36S</meta:editing-duration>
    <meta:editing-cycles>1</meta:editing-cycles>
    <meta:generator>OpenOffice.org/3.2$Linux OpenOffice.org_project/320m12$Build-9483</meta:generator>
  </office:meta>
</office:document-meta>
</file>